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954cm" fo:min-width="1.577cm" fo:padding-top="0.176cm" fo:padding-bottom="0.176cm" fo:padding-left="0.301cm" fo:padding-right="0.301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1.94cm" fo:min-width="2.401cm" fo:padding-top="0.176cm" fo:padding-bottom="0.176cm" fo:padding-left="0.301cm" fo:padding-right="0.301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-width="0.356cm" draw:marker-end="Arrow" draw:marker-end-width="0.306cm" draw:fill="solid" draw:textarea-vertical-align="middle" fo:padding-top="0.176cm" fo:padding-bottom="0.176cm" fo:padding-left="0.301cm" fo:padding-right="0.301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custom-shape draw:style-name="gr2" draw:text-style-name="P2" xml:id="id1" draw:id="id1" draw:layer="layout" svg:width="2.413cm" svg:height="2.54cm" svg:x="0.1cm" svg:y="2.131cm">
              <text:p text:style-name="P1">Off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2" draw:id="id2" draw:layer="layout" svg:width="2.413cm" svg:height="2.54cm" svg:x="4.4cm" svg:y="2.131cm">
              <text:p text:style-name="P1">Arm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xml:id="id3" draw:id="id3" draw:layer="layout" svg:width="2.413cm" svg:height="2.54cm" svg:x="8.9cm" svg:y="2.131cm">
              <text:p text:style-name="P1">Fix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4" draw:id="id4" draw:layer="layout" svg:width="3.251cm" svg:height="2.54cm" svg:x="13.624cm" svg:y="2.131cm">
              <text:p text:style-name="P1">Release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4" draw:text-style-name="P4" draw:layer="layout" draw:type="curve" svg:x1="2.513cm" svg:y1="3.401cm" svg:x2="4.4cm" svg:y2="3.401cm" draw:start-shape="id1" draw:start-glue-point="1" draw:end-shape="id2" draw:end-glue-point="3" svg:d="M2513 3401h1887" svg:viewBox="0 0 1888 1">
              <text:p text:style-name="P3">on</text:p>
              <text:p text:style-name="P3"/>
            </draw:connector>
            <draw:connector draw:style-name="gr4" draw:text-style-name="P4" draw:layer="layout" draw:type="curve" svg:x1="6.813cm" svg:y1="3.401cm" svg:x2="8.9cm" svg:y2="3.401cm" draw:start-shape="id2" draw:start-glue-point="1" draw:end-shape="id3" draw:end-glue-point="3" svg:d="M6813 3401h2087" svg:viewBox="0 0 2088 1">
              <text:p text:style-name="P3">target</text:p>
              <text:p text:style-name="P3"/>
            </draw:connector>
            <draw:connector draw:style-name="gr4" draw:text-style-name="P4" draw:layer="layout" draw:type="curve" svg:x1="11.313cm" svg:y1="3.401cm" svg:x2="13.624cm" svg:y2="3.401cm" draw:start-shape="id3" draw:start-glue-point="1" draw:end-shape="id4" draw:end-glue-point="3" svg:d="M11313 3401h2311" svg:viewBox="0 0 2312 1">
              <text:p text:style-name="P3">release</text:p>
              <text:p text:style-name="P3"/>
            </draw:connector>
            <draw:connector draw:style-name="gr4" draw:text-style-name="P4" draw:layer="layout" draw:type="curve" svg:x1="5.606cm" svg:y1="2.131cm" svg:x2="1.306cm" svg:y2="2.131cm" draw:start-shape="id2" draw:start-glue-point="0" draw:end-shape="id1" draw:end-glue-point="0" svg:d="M5606 2131c0-826-4300-826-4300 0" svg:viewBox="0 0 4301 620">
              <text:p text:style-name="P3">off</text:p>
              <text:p text:style-name="P3"/>
              <text:p text:style-name="P3"/>
            </draw:connector>
            <draw:connector draw:style-name="gr4" draw:text-style-name="P4" draw:layer="layout" draw:type="curve" draw:line-skew="-0.823cm" svg:x1="10.106cm" svg:y1="2.131cm" svg:x2="1.306cm" svg:y2="2.131cm" draw:start-shape="id3" draw:start-glue-point="0" draw:end-shape="id1" draw:end-glue-point="0" svg:d="M10106 2131c0-2061-8800-2061-8800 0" svg:viewBox="0 0 8801 1547">
              <text:p text:style-name="P3">off</text:p>
              <text:p text:style-name="P3"/>
              <text:p text:style-name="P3"/>
              <text:p text:style-name="P3"/>
            </draw:connector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018cm" fo:page-height="4.8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20:55:21.343847204</meta:creation-date>
    <dc:date>2023-11-07T21:00:11.653771111</dc:date>
    <meta:editing-duration>PT4M50S</meta:editing-duration>
    <meta:editing-cycles>2</meta:editing-cycles>
    <meta:generator>LibreOffice/7.6.2.1$Linux_X86_64 LibreOffice_project/60$Build-1</meta:generator>
    <meta:document-statistic meta:object-count="11"/>
  </office:meta>
</office:document-meta>
</file>